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number-columns-repeated="2"/>
          <table:table-cell table:style-name="ce13" table:formula="of:=[.F69]+[.E70]" office:value-type="float" office:value="4171.31" calcext:value-type="float">
            <text:p>4171</text:p>
          </table:table-cell>
          <table:table-cell/>
          <table:table-cell table:style-name="ce13" table:formula="of:=[.H69]+[.G70]" office:value-type="float" office:value="28096" calcext:value-type="float">
            <text:p>28096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3215.2574" calcext:value-type="currency">
            <text:p>3 215,26 €</text:p>
          </table:table-cell>
          <table:table-cell table:style-name="ce19" table:formula="of:=[.A70]*budgetjour-[.O70]" office:value-type="currency" office:currency="EUR" office:value="234.7426" calcext:value-type="currency">
            <text:p>234,74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4171.31" calcext:value-type="float">
            <text:p>4171</text:p>
          </table:table-cell>
          <table:table-cell/>
          <table:table-cell table:style-name="ce13" table:formula="of:=[.H70]+[.G71]" office:value-type="float" office:value="28096" calcext:value-type="float">
            <text:p>28096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3215.2574" calcext:value-type="currency">
            <text:p>3 215,26 €</text:p>
          </table:table-cell>
          <table:table-cell table:style-name="ce19" table:formula="of:=[.A71]*budgetjour-[.O71]" office:value-type="currency" office:currency="EUR" office:value="284.7426" calcext:value-type="currency">
            <text:p>2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4171.31" calcext:value-type="float">
            <text:p>4171</text:p>
          </table:table-cell>
          <table:table-cell/>
          <table:table-cell table:style-name="ce13" table:formula="of:=[.H71]+[.G72]" office:value-type="float" office:value="28096" calcext:value-type="float">
            <text:p>28096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3215.2574" calcext:value-type="currency">
            <text:p>3 215,26 €</text:p>
          </table:table-cell>
          <table:table-cell table:style-name="ce19" table:formula="of:=[.A72]*budgetjour-[.O72]" office:value-type="currency" office:currency="EUR" office:value="334.7426" calcext:value-type="currency">
            <text:p>334,74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4171.31" calcext:value-type="float">
            <text:p>4171</text:p>
          </table:table-cell>
          <table:table-cell/>
          <table:table-cell table:style-name="ce13" table:formula="of:=[.H72]+[.G73]" office:value-type="float" office:value="28096" calcext:value-type="float">
            <text:p>28096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3215.2574" calcext:value-type="currency">
            <text:p>3 215,26 €</text:p>
          </table:table-cell>
          <table:table-cell table:style-name="ce19" table:formula="of:=[.A73]*budgetjour-[.O73]" office:value-type="currency" office:currency="EUR" office:value="384.7426" calcext:value-type="currency">
            <text:p>3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4171.31" calcext:value-type="float">
            <text:p>4171</text:p>
          </table:table-cell>
          <table:table-cell/>
          <table:table-cell table:style-name="ce13" table:formula="of:=[.H73]+[.G74]" office:value-type="float" office:value="28096" calcext:value-type="float">
            <text:p>28096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3215.2574" calcext:value-type="currency">
            <text:p>3 215,26 €</text:p>
          </table:table-cell>
          <table:table-cell table:style-name="ce19" table:formula="of:=[.A74]*budgetjour-[.O74]" office:value-type="currency" office:currency="EUR" office:value="434.7426" calcext:value-type="currency">
            <text:p>434,74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4171.31" calcext:value-type="float">
            <text:p>4171</text:p>
          </table:table-cell>
          <table:table-cell/>
          <table:table-cell table:style-name="ce13" table:formula="of:=[.H74]+[.G75]" office:value-type="float" office:value="28096" calcext:value-type="float">
            <text:p>28096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3215.2574" calcext:value-type="currency">
            <text:p>3 215,26 €</text:p>
          </table:table-cell>
          <table:table-cell table:style-name="ce19" table:formula="of:=[.A75]*budgetjour-[.O75]" office:value-type="currency" office:currency="EUR" office:value="484.7426" calcext:value-type="currency">
            <text:p>4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4171.31" calcext:value-type="float">
            <text:p>4171</text:p>
          </table:table-cell>
          <table:table-cell/>
          <table:table-cell table:style-name="ce13" table:formula="of:=[.H75]+[.G76]" office:value-type="float" office:value="28096" calcext:value-type="float">
            <text:p>28096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3215.2574" calcext:value-type="currency">
            <text:p>3 215,26 €</text:p>
          </table:table-cell>
          <table:table-cell table:style-name="ce19" table:formula="of:=[.A76]*budgetjour-[.O76]" office:value-type="currency" office:currency="EUR" office:value="534.7426" calcext:value-type="currency">
            <text:p>534,74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4171.31" calcext:value-type="float">
            <text:p>4171</text:p>
          </table:table-cell>
          <table:table-cell/>
          <table:table-cell table:style-name="ce13" table:formula="of:=[.H76]+[.G77]" office:value-type="float" office:value="28096" calcext:value-type="float">
            <text:p>28096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3215.2574" calcext:value-type="currency">
            <text:p>3 215,26 €</text:p>
          </table:table-cell>
          <table:table-cell table:style-name="ce19" table:formula="of:=[.A77]*budgetjour-[.O77]" office:value-type="currency" office:currency="EUR" office:value="584.7426" calcext:value-type="currency">
            <text:p>5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4171.31" calcext:value-type="float">
            <text:p>4171</text:p>
          </table:table-cell>
          <table:table-cell/>
          <table:table-cell table:style-name="ce13" table:formula="of:=[.H77]+[.G78]" office:value-type="float" office:value="28096" calcext:value-type="float">
            <text:p>28096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3215.2574" calcext:value-type="currency">
            <text:p>3 215,26 €</text:p>
          </table:table-cell>
          <table:table-cell table:style-name="ce19" table:formula="of:=[.A78]*budgetjour-[.O78]" office:value-type="currency" office:currency="EUR" office:value="634.7426" calcext:value-type="currency">
            <text:p>634,74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4171.31" calcext:value-type="float">
            <text:p>4171</text:p>
          </table:table-cell>
          <table:table-cell/>
          <table:table-cell table:style-name="ce13" table:formula="of:=[.H78]+[.G79]" office:value-type="float" office:value="28096" calcext:value-type="float">
            <text:p>28096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3215.2574" calcext:value-type="currency">
            <text:p>3 215,26 €</text:p>
          </table:table-cell>
          <table:table-cell table:style-name="ce19" table:formula="of:=[.A79]*budgetjour-[.O79]" office:value-type="currency" office:currency="EUR" office:value="684.7426" calcext:value-type="currency">
            <text:p>6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4171.31" calcext:value-type="float">
            <text:p>4171</text:p>
          </table:table-cell>
          <table:table-cell/>
          <table:table-cell table:style-name="ce13" table:formula="of:=[.H79]+[.G80]" office:value-type="float" office:value="28096" calcext:value-type="float">
            <text:p>28096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3215.2574" calcext:value-type="currency">
            <text:p>3 215,26 €</text:p>
          </table:table-cell>
          <table:table-cell table:style-name="ce19" table:formula="of:=[.A80]*budgetjour-[.O80]" office:value-type="currency" office:currency="EUR" office:value="734.7426" calcext:value-type="currency">
            <text:p>734,74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4171.31" calcext:value-type="float">
            <text:p>4171</text:p>
          </table:table-cell>
          <table:table-cell/>
          <table:table-cell table:style-name="ce13" table:formula="of:=[.H80]+[.G81]" office:value-type="float" office:value="28096" calcext:value-type="float">
            <text:p>28096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3215.2574" calcext:value-type="currency">
            <text:p>3 215,26 €</text:p>
          </table:table-cell>
          <table:table-cell table:style-name="ce19" table:formula="of:=[.A81]*budgetjour-[.O81]" office:value-type="currency" office:currency="EUR" office:value="784.7426" calcext:value-type="currency">
            <text:p>7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4171.31" calcext:value-type="float">
            <text:p>4171</text:p>
          </table:table-cell>
          <table:table-cell/>
          <table:table-cell table:style-name="ce13" table:formula="of:=[.H81]+[.G82]" office:value-type="float" office:value="28096" calcext:value-type="float">
            <text:p>28096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3215.2574" calcext:value-type="currency">
            <text:p>3 215,26 €</text:p>
          </table:table-cell>
          <table:table-cell table:style-name="ce19" table:formula="of:=[.A82]*budgetjour-[.O82]" office:value-type="currency" office:currency="EUR" office:value="834.7426" calcext:value-type="currency">
            <text:p>834,74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4171.31" calcext:value-type="float">
            <text:p>4171</text:p>
          </table:table-cell>
          <table:table-cell/>
          <table:table-cell table:style-name="ce13" table:formula="of:=[.H82]+[.G83]" office:value-type="float" office:value="28096" calcext:value-type="float">
            <text:p>28096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3215.2574" calcext:value-type="currency">
            <text:p>3 215,26 €</text:p>
          </table:table-cell>
          <table:table-cell table:style-name="ce19" table:formula="of:=[.A83]*budgetjour-[.O83]" office:value-type="currency" office:currency="EUR" office:value="884.7426" calcext:value-type="currency">
            <text:p>8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4171.31" calcext:value-type="float">
            <text:p>4171</text:p>
          </table:table-cell>
          <table:table-cell/>
          <table:table-cell table:style-name="ce13" table:formula="of:=[.H83]+[.G84]" office:value-type="float" office:value="28096" calcext:value-type="float">
            <text:p>28096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215.2574" calcext:value-type="currency">
            <text:p>3 215,26 €</text:p>
          </table:table-cell>
          <table:table-cell table:style-name="ce19" table:formula="of:=[.A84]*budgetjour-[.O84]" office:value-type="currency" office:currency="EUR" office:value="934.7426" calcext:value-type="currency">
            <text:p>934,74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171.31" calcext:value-type="float">
            <text:p>4171</text:p>
          </table:table-cell>
          <table:table-cell/>
          <table:table-cell table:style-name="ce13" table:formula="of:=[.H84]+[.G85]" office:value-type="float" office:value="28096" calcext:value-type="float">
            <text:p>28096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215.2574" calcext:value-type="currency">
            <text:p>3 215,26 €</text:p>
          </table:table-cell>
          <table:table-cell table:style-name="ce19" table:formula="of:=[.A85]*budgetjour-[.O85]" office:value-type="currency" office:currency="EUR" office:value="984.7426" calcext:value-type="currency">
            <text:p>9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171.31" calcext:value-type="float">
            <text:p>4171</text:p>
          </table:table-cell>
          <table:table-cell/>
          <table:table-cell table:style-name="ce13" table:formula="of:=[.H85]+[.G86]" office:value-type="float" office:value="28096" calcext:value-type="float">
            <text:p>28096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215.2574" calcext:value-type="currency">
            <text:p>3 215,26 €</text:p>
          </table:table-cell>
          <table:table-cell table:style-name="ce19" table:formula="of:=[.A86]*budgetjour-[.O86]" office:value-type="currency" office:currency="EUR" office:value="1034.7426" calcext:value-type="currency">
            <text:p>1 034,74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171.31" calcext:value-type="float">
            <text:p>4171</text:p>
          </table:table-cell>
          <table:table-cell/>
          <table:table-cell table:style-name="ce13" table:formula="of:=[.H86]+[.G87]" office:value-type="float" office:value="28096" calcext:value-type="float">
            <text:p>28096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215.2574" calcext:value-type="currency">
            <text:p>3 215,26 €</text:p>
          </table:table-cell>
          <table:table-cell table:style-name="ce19" table:formula="of:=[.A87]*budgetjour-[.O87]" office:value-type="currency" office:currency="EUR" office:value="1084.7426" calcext:value-type="currency">
            <text:p>1 0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171.31" calcext:value-type="float">
            <text:p>4171</text:p>
          </table:table-cell>
          <table:table-cell/>
          <table:table-cell table:style-name="ce13" table:formula="of:=[.H87]+[.G88]" office:value-type="float" office:value="28096" calcext:value-type="float">
            <text:p>28096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215.2574" calcext:value-type="currency">
            <text:p>3 215,26 €</text:p>
          </table:table-cell>
          <table:table-cell table:style-name="ce19" table:formula="of:=[.A88]*budgetjour-[.O88]" office:value-type="currency" office:currency="EUR" office:value="1134.7426" calcext:value-type="currency">
            <text:p>1 134,74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171.31" calcext:value-type="float">
            <text:p>4171</text:p>
          </table:table-cell>
          <table:table-cell/>
          <table:table-cell table:style-name="ce13" table:formula="of:=[.H88]+[.G89]" office:value-type="float" office:value="28096" calcext:value-type="float">
            <text:p>28096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215.2574" calcext:value-type="currency">
            <text:p>3 215,26 €</text:p>
          </table:table-cell>
          <table:table-cell table:style-name="ce19" table:formula="of:=[.A89]*budgetjour-[.O89]" office:value-type="currency" office:currency="EUR" office:value="1184.7426" calcext:value-type="currency">
            <text:p>1 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171.31" calcext:value-type="float">
            <text:p>4171</text:p>
          </table:table-cell>
          <table:table-cell/>
          <table:table-cell table:style-name="ce13" table:formula="of:=[.H89]+[.G90]" office:value-type="float" office:value="28096" calcext:value-type="float">
            <text:p>28096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215.2574" calcext:value-type="currency">
            <text:p>3 215,26 €</text:p>
          </table:table-cell>
          <table:table-cell table:style-name="ce19" table:formula="of:=[.A90]*budgetjour-[.O90]" office:value-type="currency" office:currency="EUR" office:value="1234.7426" calcext:value-type="currency">
            <text:p>1 234,74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171.31" calcext:value-type="float">
            <text:p>4171</text:p>
          </table:table-cell>
          <table:table-cell/>
          <table:table-cell table:style-name="ce13" table:formula="of:=[.H90]+[.G91]" office:value-type="float" office:value="28096" calcext:value-type="float">
            <text:p>28096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215.2574" calcext:value-type="currency">
            <text:p>3 215,26 €</text:p>
          </table:table-cell>
          <table:table-cell table:style-name="ce19" table:formula="of:=[.A91]*budgetjour-[.O91]" office:value-type="currency" office:currency="EUR" office:value="1284.7426" calcext:value-type="currency">
            <text:p>1 2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171.31" calcext:value-type="float">
            <text:p>4171</text:p>
          </table:table-cell>
          <table:table-cell/>
          <table:table-cell table:style-name="ce13" table:formula="of:=[.H91]+[.G92]" office:value-type="float" office:value="28096" calcext:value-type="float">
            <text:p>28096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215.2574" calcext:value-type="currency">
            <text:p>3 215,26 €</text:p>
          </table:table-cell>
          <table:table-cell table:style-name="ce19" table:formula="of:=[.A92]*budgetjour-[.O92]" office:value-type="currency" office:currency="EUR" office:value="1334.7426" calcext:value-type="currency">
            <text:p>1 334,74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171.31" calcext:value-type="float">
            <text:p>4171</text:p>
          </table:table-cell>
          <table:table-cell/>
          <table:table-cell table:style-name="ce13" table:formula="of:=[.H92]+[.G93]" office:value-type="float" office:value="28096" calcext:value-type="float">
            <text:p>28096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215.2574" calcext:value-type="currency">
            <text:p>3 215,26 €</text:p>
          </table:table-cell>
          <table:table-cell table:style-name="ce19" table:formula="of:=[.A93]*budgetjour-[.O93]" office:value-type="currency" office:currency="EUR" office:value="1384.7426" calcext:value-type="currency">
            <text:p>1 3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171.31" calcext:value-type="float">
            <text:p>4171</text:p>
          </table:table-cell>
          <table:table-cell/>
          <table:table-cell table:style-name="ce13" table:formula="of:=[.H93]+[.G94]" office:value-type="float" office:value="28096" calcext:value-type="float">
            <text:p>28096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215.2574" calcext:value-type="currency">
            <text:p>3 215,26 €</text:p>
          </table:table-cell>
          <table:table-cell table:style-name="ce19" table:formula="of:=[.A94]*budgetjour-[.O94]" office:value-type="currency" office:currency="EUR" office:value="1434.7426" calcext:value-type="currency">
            <text:p>1 434,74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171.31" calcext:value-type="float">
            <text:p>4171</text:p>
          </table:table-cell>
          <table:table-cell/>
          <table:table-cell table:style-name="ce13" table:formula="of:=[.H94]+[.G95]" office:value-type="float" office:value="28096" calcext:value-type="float">
            <text:p>28096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215.2574" calcext:value-type="currency">
            <text:p>3 215,26 €</text:p>
          </table:table-cell>
          <table:table-cell table:style-name="ce19" table:formula="of:=[.A95]*budgetjour-[.O95]" office:value-type="currency" office:currency="EUR" office:value="1484.7426" calcext:value-type="currency">
            <text:p>1 4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171.31" calcext:value-type="float">
            <text:p>4171</text:p>
          </table:table-cell>
          <table:table-cell/>
          <table:table-cell table:style-name="ce13" table:formula="of:=[.H95]+[.G96]" office:value-type="float" office:value="28096" calcext:value-type="float">
            <text:p>28096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215.2574" calcext:value-type="currency">
            <text:p>3 215,26 €</text:p>
          </table:table-cell>
          <table:table-cell table:style-name="ce19" table:formula="of:=[.A96]*budgetjour-[.O96]" office:value-type="currency" office:currency="EUR" office:value="1534.7426" calcext:value-type="currency">
            <text:p>1 534,74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table:formula="of:=215"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1700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8"/>
          <table:table-cell table:number-columns-repeated="4"/>
        </table:table-row>
        <table:table-row table:style-name="ro2">
          <table:table-cell table:style-name="ce28"/>
          <table:table-cell table:number-columns-repeated="4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49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table:number-columns-repeated="7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table:number-columns-repeated="7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table:number-columns-repeated="7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table:number-columns-repeated="7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3">00/00/0000</text:date>, <text:time style:data-style-name="N2" text:time-value="21:49:50.5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03T22:08:44.285000000</dc:date>
    <meta:editing-duration>P52DT12H43M55S</meta:editing-duration>
    <meta:editing-cycles>119</meta:editing-cycles>
    <meta:document-statistic meta:table-count="6" meta:cell-count="1710" meta:object-count="0"/>
  </office:meta>
</office:document-meta>
</file>